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187f54" officeooo:paragraph-rsid="00187f54" style:font-size-asian="13.1000003814697pt" style:font-size-complex="15pt"/>
    </style:style>
    <style:style style:name="P2" style:family="paragraph" style:parent-style-name="Standard">
      <style:paragraph-properties fo:text-align="center" style:justify-single-word="false"/>
      <style:text-properties fo:font-size="13pt" officeooo:rsid="00187f54" officeooo:paragraph-rsid="00187f54" style:font-size-asian="11.3500003814697pt" style:font-size-complex="13pt"/>
    </style:style>
    <style:style style:name="P3" style:family="paragraph" style:parent-style-name="Standard">
      <style:paragraph-properties fo:text-align="start" style:justify-single-word="false"/>
      <style:text-properties fo:font-size="13pt" fo:font-weight="normal" officeooo:rsid="00187f54" officeooo:paragraph-rsid="00187f54"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fo:font-size="13pt" fo:font-weight="normal" officeooo:rsid="001a41d6" officeooo:paragraph-rsid="001a41d6" style:font-size-asian="11.3500003814697pt" style:font-weight-asian="normal" style:font-size-complex="13pt" style:font-weight-complex="normal"/>
    </style:style>
    <style:style style:name="P5" style:family="paragraph" style:parent-style-name="Standard">
      <style:paragraph-properties fo:text-align="start" style:justify-single-word="false"/>
      <style:text-properties fo:font-size="13pt" fo:font-weight="normal" officeooo:rsid="001f3dc4" officeooo:paragraph-rsid="001f3dc4"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fo:font-size="13pt" fo:font-weight="normal" officeooo:rsid="002d777b" officeooo:paragraph-rsid="002d777b" style:font-size-asian="11.3500003814697pt" style:font-size-complex="13pt"/>
    </style:style>
    <style:style style:name="P7" style:family="paragraph" style:parent-style-name="Standard">
      <style:paragraph-properties fo:text-align="start" style:justify-single-word="false"/>
      <style:text-properties fo:font-size="13pt" fo:font-weight="normal" officeooo:rsid="001d31b0" officeooo:paragraph-rsid="001d31b0" style:font-size-asian="13pt" style:font-weight-asian="normal" style:font-size-complex="13pt" style:font-weight-complex="normal"/>
    </style:style>
    <style:style style:name="P8" style:family="paragraph" style:parent-style-name="Standard">
      <style:paragraph-properties fo:text-align="end" style:justify-single-word="false"/>
      <style:text-properties fo:font-size="12pt" fo:font-weight="normal" officeooo:rsid="00187f54" officeooo:paragraph-rsid="00187f54"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87f54" officeooo:paragraph-rsid="00187f54"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1pt" fo:font-weight="normal" officeooo:rsid="00187f54" officeooo:paragraph-rsid="00187f54"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fo:font-size="11pt" fo:font-weight="normal" officeooo:rsid="001a41d6" officeooo:paragraph-rsid="001a41d6"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fo:font-size="11pt" fo:font-weight="normal" officeooo:rsid="001f3dc4" officeooo:paragraph-rsid="001f3dc4"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fo:font-size="11pt" fo:font-weight="normal" officeooo:rsid="002d777b" officeooo:paragraph-rsid="002d777b" style:font-size-asian="9.60000038146973pt" style:font-size-complex="11pt"/>
    </style:style>
    <style:style style:name="P14" style:family="paragraph" style:parent-style-name="Standard">
      <style:paragraph-properties fo:text-align="start" style:justify-single-word="false"/>
      <style:text-properties fo:font-size="11pt" fo:font-weight="normal" officeooo:paragraph-rsid="00246120"/>
    </style:style>
    <style:style style:name="P15" style:family="paragraph" style:parent-style-name="Standard">
      <style:paragraph-properties fo:text-align="start" style:justify-single-word="false"/>
      <style:text-properties fo:font-size="11pt" fo:font-weight="normal" officeooo:paragraph-rsid="002ae8d5"/>
    </style:style>
    <style:style style:name="P16" style:family="paragraph" style:parent-style-name="Standard">
      <style:paragraph-properties fo:text-align="start" style:justify-single-word="false"/>
      <style:text-properties fo:font-size="14pt" fo:font-weight="normal" officeooo:rsid="001d31b0" officeooo:paragraph-rsid="001d31b0"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font-size="11pt" fo:font-weight="normal" officeooo:rsid="001d31b0" officeooo:paragraph-rsid="001a41d6"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fo:font-size="11pt" fo:font-weight="normal" officeooo:rsid="001f3dc4" officeooo:paragraph-rsid="001d31b0" style:font-size-asian="9.60000038146973pt" style:font-weight-asian="normal" style:font-size-complex="11pt" style:font-weight-complex="normal"/>
    </style:style>
    <style:style style:name="P19" style:family="paragraph" style:parent-style-name="Standard">
      <style:paragraph-properties fo:text-align="start" style:justify-single-word="false"/>
      <style:text-properties fo:font-size="11pt" fo:font-weight="normal" officeooo:rsid="00290514" officeooo:paragraph-rsid="002ae8d5" style:font-size-asian="9.60000038146973pt" style:font-weight-asian="normal" style:font-size-complex="11pt" style:font-weight-complex="normal"/>
    </style:style>
    <style:style style:name="P20" style:family="paragraph" style:parent-style-name="Standard">
      <style:paragraph-properties fo:text-align="start" style:justify-single-word="false"/>
      <style:text-properties fo:font-size="13pt" fo:font-weight="normal" officeooo:rsid="002d31a7" officeooo:paragraph-rsid="002d31a7" style:font-size-asian="11.3500003814697pt" style:font-weight-asian="normal" style:font-size-complex="13pt" style:font-weight-complex="normal"/>
    </style:style>
    <style:style style:name="P21" style:family="paragraph" style:parent-style-name="Standard">
      <style:paragraph-properties fo:text-align="start" style:justify-single-word="false"/>
      <style:text-properties fo:color="#d4d4d4" style:font-name="Droid Sans Mono" fo:font-size="10.5pt" fo:font-weight="normal" officeooo:paragraph-rsid="00246120" fo:background-color="#1e1e1e"/>
    </style:style>
    <style:style style:name="T1" style:family="text">
      <style:text-properties officeooo:rsid="0018a13c"/>
    </style:style>
    <style:style style:name="T2" style:family="text">
      <style:text-properties officeooo:rsid="001c3f55"/>
    </style:style>
    <style:style style:name="T3" style:family="text">
      <style:text-properties fo:font-size="11pt" officeooo:rsid="001c3f55" style:font-size-asian="9.60000038146973pt" style:font-size-complex="11pt"/>
    </style:style>
    <style:style style:name="T4" style:family="text">
      <style:text-properties fo:font-size="11pt" officeooo:rsid="001d31b0" style:font-size-asian="9.60000038146973pt" style:font-size-complex="11pt"/>
    </style:style>
    <style:style style:name="T5" style:family="text">
      <style:text-properties fo:font-size="11pt" officeooo:rsid="001e5b09" style:font-size-asian="9.60000038146973pt" style:font-size-complex="11pt"/>
    </style:style>
    <style:style style:name="T6" style:family="text">
      <style:text-properties fo:font-size="11pt" officeooo:rsid="001f3dc4" style:font-size-asian="9.60000038146973pt" style:font-size-complex="11pt"/>
    </style:style>
    <style:style style:name="T7" style:family="text">
      <style:text-properties fo:font-size="11pt" officeooo:rsid="002e6c77" style:font-size-asian="9.60000038146973pt" style:font-size-complex="11pt"/>
    </style:style>
    <style:style style:name="T8" style:family="text">
      <style:text-properties fo:font-size="11pt" officeooo:rsid="002f8552" style:font-size-asian="9.60000038146973pt" style:font-size-complex="11pt"/>
    </style:style>
    <style:style style:name="T9" style:family="text">
      <style:text-properties fo:font-size="11pt" officeooo:rsid="002fcc59" style:font-size-asian="9.60000038146973pt" style:font-size-complex="11pt"/>
    </style:style>
    <style:style style:name="T10" style:family="text">
      <style:text-properties fo:font-size="11pt" officeooo:rsid="002fde2f" style:font-size-asian="9.60000038146973pt" style:font-size-complex="11pt"/>
    </style:style>
    <style:style style:name="T11" style:family="text">
      <style:text-properties fo:font-size="11pt" officeooo:rsid="0032a616" style:font-size-asian="9.60000038146973pt" style:font-size-complex="11pt"/>
    </style:style>
    <style:style style:name="T12" style:family="text">
      <style:text-properties officeooo:rsid="001e5b09"/>
    </style:style>
    <style:style style:name="T13" style:family="text">
      <style:text-properties officeooo:rsid="001f8c26"/>
    </style:style>
    <style:style style:name="T14" style:family="text">
      <style:text-properties officeooo:rsid="001f3dc4" style:font-size-asian="9.60000038146973pt" style:font-weight-asian="normal" style:font-size-complex="11pt" style:font-weight-complex="normal"/>
    </style:style>
    <style:style style:name="T15" style:family="text">
      <style:text-properties officeooo:rsid="0021a7b7" style:font-size-asian="9.60000038146973pt" style:font-weight-asian="normal" style:font-size-complex="11pt" style:font-weight-complex="normal"/>
    </style:style>
    <style:style style:name="T16" style:family="text">
      <style:text-properties officeooo:rsid="00246120" style:font-size-asian="9.60000038146973pt" style:font-weight-asian="normal" style:font-size-complex="11pt" style:font-weight-complex="normal"/>
    </style:style>
    <style:style style:name="T17" style:family="text">
      <style:text-properties officeooo:rsid="00248d16" style:font-size-asian="9.60000038146973pt" style:font-weight-asian="normal" style:font-size-complex="11pt" style:font-weight-complex="normal"/>
    </style:style>
    <style:style style:name="T18" style:family="text">
      <style:text-properties officeooo:rsid="0025049c" style:font-size-asian="9.60000038146973pt" style:font-weight-asian="normal" style:font-size-complex="11pt" style:font-weight-complex="normal"/>
    </style:style>
    <style:style style:name="T19" style:family="text">
      <style:text-properties officeooo:rsid="00262b25" style:font-size-asian="9.60000038146973pt" style:font-weight-asian="normal" style:font-size-complex="11pt" style:font-weight-complex="normal"/>
    </style:style>
    <style:style style:name="T20" style:family="text">
      <style:text-properties officeooo:rsid="00276a2e" style:font-size-asian="9.60000038146973pt" style:font-weight-asian="normal" style:font-size-complex="11pt" style:font-weight-complex="normal"/>
    </style:style>
    <style:style style:name="T21" style:family="text">
      <style:text-properties officeooo:rsid="0027f72c" style:font-size-asian="9.60000038146973pt" style:font-weight-asian="normal" style:font-size-complex="11pt" style:font-weight-complex="normal"/>
    </style:style>
    <style:style style:name="T22" style:family="text">
      <style:text-properties officeooo:rsid="00283918" style:font-size-asian="9.60000038146973pt" style:font-weight-asian="normal" style:font-size-complex="11pt" style:font-weight-complex="normal"/>
    </style:style>
    <style:style style:name="T23" style:family="text">
      <style:text-properties officeooo:rsid="0028b5bb" style:font-size-asian="9.60000038146973pt" style:font-weight-asian="normal" style:font-size-complex="11pt" style:font-weight-complex="normal"/>
    </style:style>
    <style:style style:name="T24" style:family="text">
      <style:text-properties officeooo:rsid="00290514" style:font-size-asian="9.60000038146973pt" style:font-weight-asian="normal" style:font-size-complex="11pt" style:font-weight-complex="normal"/>
    </style:style>
    <style:style style:name="T25" style:family="text">
      <style:text-properties officeooo:rsid="002e6c77" style:font-size-asian="9.60000038146973pt" style:font-weight-asian="normal" style:font-size-complex="11pt" style:font-weight-complex="normal"/>
    </style:style>
    <style:style style:name="T26" style:family="text">
      <style:text-properties officeooo:rsid="00312cad" style:font-size-asian="9.60000038146973pt" style:font-weight-asian="normal" style:font-size-complex="11pt" style:font-weight-complex="normal"/>
    </style:style>
    <style:style style:name="T27" style:family="text">
      <style:text-properties officeooo:rsid="002d31a7"/>
    </style:style>
    <style:style style:name="T28" style:family="text">
      <style:text-properties style:font-weight-asian="normal" style:font-weight-complex="normal"/>
    </style:style>
    <style:style style:name="T29" style:family="text">
      <style:text-properties officeooo:rsid="00290514" style:font-weight-asian="normal" style:font-weight-complex="normal"/>
    </style:style>
    <style:style style:name="T30" style:family="text">
      <style:text-properties officeooo:rsid="00312cad"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hase 4 : Intermediate-Code Generation</text:p>
      <text:p text:style-name="P2"/>
      <text:p text:style-name="P8">Team 7 : Jae Eun Kim, Eun Do Lee</text:p>
      <text:p text:style-name="P9"/>
      <text:p text:style-name="P3">1. Introduction</text:p>
      <text:p text:style-name="P10"><text:tab/>In this phase, we converted the abstract syntax tree from the parsing phase into three-address codes. <text:span text:style-name="T1">The abstract syntax tree is two-dimensional. Converting it into three-address code form means transforming it into a linear code and making it one step closer to assembly code. </text:span></text:p>
      <text:p text:style-name="P10"/>
      <text:p text:style-name="P4">2. How to <text:span text:style-name="T2">Translate Abstract Syntax Trees to Three-Address Codes</text:span></text:p>
      <text:p text:style-name="P4"><text:tab/><text:span text:style-name="T3">We implemented the ToTac functions in the AST nodes. The ToTac function returns CTacAddr*, which represents a variable </text:span><text:span text:style-name="T10">in the three-address code</text:span><text:span text:style-name="T3">. The function uses both synthesized and inherited attributes, which are the returned values of ToTac of the nodes corresponding to the attributes. </text:span><text:span text:style-name="T4">With the appropriate operator and attributes, ToTac creates </text:span><text:span text:style-name="T11">three-address codes that are relevant to each AST node </text:span><text:span text:style-name="T4"><text:s/>and adds </text:span><text:span text:style-name="T11">them</text:span><text:span text:style-name="T4"> to the code block in its argument. </text:span><text:span text:style-name="T11">Three-address codes may be simple arithmetic operations, or branches that calls for a change in the program counter (PC). </text:span><text:span text:style-name="T4">One </text:span><text:span text:style-name="T11">such</text:span><text:span text:style-name="T4"> </text:span><text:span text:style-name="T11">instruction is of</text:span><text:span text:style-name="T4"> </text:span><text:span text:style-name="T11">operation type</text:span><text:span text:style-name="T4"> opGoto. Instead of attributes, the instruction is created with a label. The instruction tells the program to jump to the location in the code where the label is. </text:span><text:span text:style-name="T11">Others are conditional branches that compare values of src1 and src2, and branch to a destination label if the comparison result matches that of the operation type. For example, three-address code of type opEqual would jump to its destination label if src1 and src2 are equal.</text:span><text:span text:style-name="T4"> The following are some specific examples of ToTac functions that we implemented.</text:span></text:p>
      <text:p text:style-name="P17"/>
      <text:p text:style-name="P7"><text:span text:style-name="T12">2-1</text:span>. <text:span text:style-name="T12">Statement Sequence</text:span></text:p>
      <text:p text:style-name="P16"><text:tab/><text:span text:style-name="T5">Most statement nodes’ ToTac functions are as simple as explained above. After creating and adding an instruction with their corresponding operator and attributes, they add an instruction with the operator opGoto and the label “next” that tells the program to jump to the next statement in the statement sequence. </text:span><text:span text:style-name="T6">There were, however, slightly more complicated statements to implement because they required more labels and condition checks.</text:span></text:p>
      <text:p text:style-name="P16"><text:span text:style-name="T6"><text:tab/></text:span><text:span text:style-name="T7">The ToTac function for </text:span><text:span text:style-name="T10">the </text:span><text:span text:style-name="T7">CAstStatIf node creates two labels, i</text:span><text:span text:style-name="T10">fTrue</text:span><text:span text:style-name="T7"> and if</text:span><text:span text:style-name="T10">F</text:span><text:span text:style-name="T7">alse. The condition is evaluated and the program jumps to if</text:span><text:span text:style-name="T10">T</text:span><text:span text:style-name="T7">rue o</text:span><text:span text:style-name="T10">r</text:span><text:span text:style-name="T7"> if</text:span><text:span text:style-name="T10">F</text:span><text:span text:style-name="T7">alse according to the condition. </text:span><text:span text:style-name="T10">ToTac must </text:span><text:span text:style-name="T7">generate code for both cases. </text:span><text:span text:style-name="T10">It first adds</text:span><text:span text:style-name="T7"> the label if</text:span><text:span text:style-name="T10">T</text:span><text:span text:style-name="T7">rue to the code block. </text:span><text:span text:style-name="T8">Then </text:span><text:span text:style-name="T10">it</text:span><text:span text:style-name="T8"> call</text:span><text:span text:style-name="T10">s</text:span><text:span text:style-name="T8"> ToTac of the if body</text:span><text:span text:style-name="T7">. </text:span><text:span text:style-name="T8">In doing so, because </text:span><text:span text:style-name="T10">it</text:span><text:span text:style-name="T8"> </text:span><text:span text:style-name="T10">needs to</text:span><text:span text:style-name="T8"> tell the program to come back after executing the body, </text:span><text:span text:style-name="T10">it</text:span><text:span text:style-name="T8"> ma</text:span><text:span text:style-name="T10">k</text:span><text:span text:style-name="T8">e</text:span><text:span text:style-name="T10">s</text:span><text:span text:style-name="T8"> a new label ifNext and passe</text:span><text:span text:style-name="T10">s</text:span><text:span text:style-name="T8"> it as a parameter to ToTac of the if body. Then </text:span><text:span text:style-name="T10">it</text:span><text:span text:style-name="T8"> add</text:span><text:span text:style-name="T10">s</text:span><text:span text:style-name="T8"> </text:span><text:span text:style-name="T10">ifNext</text:span><text:span text:style-name="T8"> to the code block. </text:span><text:span text:style-name="T7">After that </text:span><text:span text:style-name="T10">it adds</text:span><text:span text:style-name="T7"> an instruction telling the program to jump to “next”. Likewise, </text:span><text:span text:style-name="T10">ToTac adds</text:span><text:span text:style-name="T7"> the label if</text:span><text:span text:style-name="T10">F</text:span><text:span text:style-name="T7">alse to the code block and </text:span><text:span text:style-name="T8">call</text:span><text:span text:style-name="T10">s</text:span><text:span text:style-name="T8"> ToTac of the else body. </text:span><text:span text:style-name="T10">It</text:span><text:span text:style-name="T8"> ma</text:span><text:span text:style-name="T10">kes</text:span><text:span text:style-name="T8"> a new label elseNext, passe</text:span><text:span text:style-name="T10">s</text:span><text:span text:style-name="T8"> it as a parameter to ToTac of the else body, and add</text:span><text:span text:style-name="T10">s</text:span><text:span text:style-name="T8"> </text:span><text:span text:style-name="T10">it</text:span><text:span text:style-name="T8"> to the code block.</text:span></text:p>
      <text:p text:style-name="P16"><text:span text:style-name="T8"><text:tab/>The ToTac function for </text:span><text:span text:style-name="T10">the </text:span><text:span text:style-name="T8">CAstStatWhile node creates two labels, conditionLabel and bodyLabel. ToTac adds conditionLabel to the code block and evaluates the condition. If the condition is true, the program jumps to bodyLabel, and if the condition is false, the program jumps to “next”. </text:span><text:span text:style-name="T9">The body of the while statement is implemented </text:span><text:span text:style-name="T10">in a similar way</text:span><text:span text:style-name="T9"> to the if body or the else body of the if statement. A new label bodyNext is created, and passed as a parameter to ToTac of the body. After calling ToTac of the body, the label is added to the code block. After that, the instruction with operator opGoto and label conditionLabel </text:span><text:span text:style-name="T10">is added </text:span><text:span text:style-name="T9">to the code block, telling the program to jump back to the condition and evaluate it again.</text:span><text:span text:style-name="T8"> </text:span></text:p>
      <text:p text:style-name="P18"><text:tab/></text:p>
      <text:p text:style-name="P5"><text:span text:style-name="T27">2-2</text:span>. Operations</text:p>
      <text:p text:style-name="P12"><text:tab/><text:span text:style-name="T13">We will only explain binary operations’ ToTac functions because unary and special operations’ ToTac functions are similar to them and much simpler.</text:span></text:p>
      <text:p text:style-name="P12"><text:tab/><text:span text:style-name="T13">The three-address code is generated differently depending on whether the operator is a relational operator or not. If the operator is not a relational operator, that is, if it is ‘+’, ‘-’, ‘*’, or ‘/’, then the implementation is much easier. We created a temporary variable dst of CIntType in the code block. The attributes are the return values of ToTac of the left and right operands. Then we added to the code block an instruction with arguments : (GetOperation() (this will return the operator), dst, attribute1, attribute2). Thus, a three-address code will be generated that states that dst will have the result of the operation with attribute1 and attribute2 as operands.</text:span></text:p>
      <text:p text:style-name="P14"><text:soft-page-break/><text:span text:style-name="T14"><text:tab/></text:span><text:span text:style-name="T15">Now the case of </text:span><text:span text:style-name="T26">the </text:span><text:span text:style-name="T15">relational operators remains. We had to be careful because boolean expressions may be control flows. To implement this efficiently, another ToTac function that accepts the true and false labels as additional arguments is required. We will explain this function, </text:span><text:span text:style-name="T16">ToTac(CCodeBlock *cb, C</text:span><text:span text:style-name="T17">T</text:span><text:span text:style-name="T16">acLabel *ltrue, C</text:span><text:span text:style-name="T17">T</text:span><text:span text:style-name="T16">acLabel *lfalse) first. </text:span><text:span text:style-name="T17">First, consider the case when the operator is not opAnd or opOr. Attributes are the return values of ToTac of the left and right operands. Then we added two instructions to the code block, one for the true condition and the other for the </text:span><text:span text:style-name="T18">false condition. Nex</text:span><text:span text:style-name="T19">t, we implemented for the operator opAnd. This operator is special because if the left operand is false, the entire result is false, so the right operand does not have to be evaluated. An additional label is necessary. </text:span><text:span text:style-name="T20">We created a new label called local</text:span><text:span text:style-name="T21">L</text:span><text:span text:style-name="T20">abel. If the left operand is false, the program jumps to lfalse. Otherwise it </text:span><text:span text:style-name="T25">stays at</text:span><text:span text:style-name="T20"> the local</text:span><text:span text:style-name="T21">L</text:span><text:span text:style-name="T20">abel. Then the program evaluates the right operand and jumps </text:span><text:span text:style-name="T21">to ltrue or lfalse accordingly. opOr is just the opposite case of opAnd, so the implementation is quite the same. If the left operand is true, the entire result is true, so the right operand does not have to be evaluated. If the left operand is true, the program jumps to ltrue. Otherwise it </text:span><text:span text:style-name="T25">stays at</text:span><text:span text:style-name="T21"> localLabel, then the program evaluates the right operand and jumps to ltrue or lfalse accordingly. </text:span></text:p>
      <text:p text:style-name="P15"><text:span text:style-name="T21"><text:tab/>We return back to ToTac(CCodeBlock *cb). ToTac(CCodeBlock *cb) creates the labels ltrue, lfalse and calls </text:span><text:span text:style-name="T16">ToTac(CCodeBlock *cb, C</text:span><text:span text:style-name="T17">T</text:span><text:span text:style-name="T16">acLabel *ltrue, C</text:span><text:span text:style-name="T17">T</text:span><text:span text:style-name="T16">acLabel *lfalse) </text:span><text:span text:style-name="T21">explained above. </text:span><text:span text:style-name="T22">Then it creates and adds a temporary variable dst to the code block, but this time of type CBoolType. Then it creates a CAstDesignator node with dst’s symbol. </text:span><text:span text:style-name="T23">After that, two boolean CAstConstant nodes are created, one with true value and the other with false value. </text:span><text:span text:style-name="T24">Two CAstStatAssign nodes are created with the designator node and one with the true constant node, the other with the false constant node. Then each CAstStatAssign node’s ToTac function is called. dst is the return value of ToTac(*cb), like the integer operation case.</text:span></text:p>
      <text:p text:style-name="P19"/>
      <text:p text:style-name="P6"><text:span text:style-name="T29">3. </text:span><text:span text:style-name="T28">Conclusion</text:span></text:p>
      <text:p text:style-name="P13"><text:span text:style-name="T28"><text:tab/>We tested all nine tests in the ir test folder and matrix.mod, </text:span><text:span text:style-name="T30">and</text:span><text:span text:style-name="T28"> checked that our output three-address codes are the same as those of the reference code except the labels. The reference code’s labels were shifted by one or two from ours. However, that mean</text:span><text:span text:style-name="T30">s </text:span><text:span text:style-name="T28">only the naming of the labels </text:span><text:span text:style-name="T30">is</text:span><text:span text:style-name="T28"> different. </text:span><text:span text:style-name="T30">The control flow is the same as ours</text:span><text:span text:style-name="T28">. We concluded that our compiler produces accurate three-address codes.</text:span></text:p>
      <text:p text:style-name="P19"/>
      <text:p text:style-name="P20"/>
      <text:p text:style-name="P19"><text:s/></text:p>
      <text:p text:style-name="P21"/>
      <text:p text:style-name="P12"/>
      <text:p text:style-name="P1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3T21:07:12.559363848</meta:creation-date>
    <dc:date>2019-11-14T11:10:01.921316916</dc:date>
    <meta:editing-duration>PT41M42S</meta:editing-duration>
    <meta:editing-cycles>8</meta:editing-cycles>
    <meta:generator>LibreOffice/6.0.7.3$Linux_X86_64 LibreOffice_project/00m0$Build-3</meta:generator>
    <meta:document-statistic meta:table-count="0" meta:image-count="0" meta:object-count="0" meta:page-count="2" meta:paragraph-count="20" meta:word-count="1161" meta:character-count="6968" meta:non-whitespace-character-count="5807"/>
  </office:meta>
</office:document-meta>
</file>